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PositionImpl.get( com . sun . mirror . util . SourcePosition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osition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ositionImpl.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ositionImpl.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ositionImpl.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ositionImpl.SourcePositionImpl( com . sun . mirror . util . SourcePosi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